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Expenses">
        <table:table-row>
          <table:table-cell table:style-name="pd1" office:value-type="string" office:value="Expenses">
            <text:p>Expenses</text:p>
          </table:table-cell>
          <table:table-cell table:style-name="pd1" office:value-type="string" office:value="Category">
            <text:p>Category</text:p>
          </table:table-cell>
          <table:table-cell table:style-name="pd1" office:value-type="string" office:value="Shop">
            <text:p>Shop</text:p>
          </table:table-cell>
          <table:table-cell table:style-name="pd1" office:value-type="string" office:value="Amount">
            <text:p>Amount</text:p>
          </table:table-cell>
          <table:table-cell table:style-name="pd1" office:value-type="string" office:value="Outstanding Balance">
            <text:p>Outstanding Balance</text:p>
          </table:table-cell>
        </table:table-row>
        <table:table-row>
          <table:table-cell office:value-type="string" office:value="Baily water bottle">
            <text:p>Baily water bottle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KJ Rice">
            <text:p>KJ Rice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Water Can">
            <text:p>Water Can</text:p>
          </table:table-cell>
          <table:table-cell office:value-type="string" office:value="Product">
            <text:p>Product</text:p>
          </table:table-cell>
          <table:table-cell office:value-type="string" office:value="All">
            <text:p>All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ITC">
            <text:p>ITC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Marlbro">
            <text:p>Marlbro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Egg">
            <text:p>Egg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Ninjacart">
            <text:p>Ninjacart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vegetable">
            <text:p>vegetable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Dry fruits">
            <text:p>Dry fruits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Britania">
            <text:p>Britania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Bread">
            <text:p>Bread</text:p>
          </table:table-cell>
          <table:table-cell office:value-type="string" office:value="Raw Material / Product">
            <text:p>Raw Material / 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Amirtha Milk">
            <text:p>Amirtha Milk</text:p>
          </table:table-cell>
          <table:table-cell office:value-type="string" office:value="Raw Material / Product">
            <text:p>Raw Material / 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Arokiya Milk">
            <text:p>Arokiya Milk</text:p>
          </table:table-cell>
          <table:table-cell office:value-type="string" office:value="Raw Material / Product">
            <text:p>Raw Material / 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J Store">
            <text:p>J Store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S Store">
            <text:p>S Store</text:p>
          </table:table-cell>
          <table:table-cell office:value-type="string" office:value="Raw Material / Product">
            <text:p>Raw Material / Product</text:p>
          </table:table-cell>
          <table:table-cell office:value-type="string" office:value="All">
            <text:p>All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Banana Leaf">
            <text:p>Banana Leaf</text:p>
          </table:table-cell>
          <table:table-cell office:value-type="string" office:value="Product">
            <text:p>Product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Magilam">
            <text:p>Magilam</text:p>
          </table:table-cell>
          <table:table-cell office:value-type="string" office:value="Raw Material / Product">
            <text:p>Raw Material / Product</text:p>
          </table:table-cell>
          <table:table-cell office:value-type="string" office:value="All">
            <text:p>All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Paneer">
            <text:p>Paneer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Gas">
            <text:p>Gas</text:p>
          </table:table-cell>
          <table:table-cell office:value-type="string" office:value="Operations">
            <text:p>Operations</text:p>
          </table:table-cell>
          <table:table-cell office:value-type="string" office:value="All">
            <text:p>All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total">
            <text:p>total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O chicken">
            <text:p>O chicken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Banana ">
            <text:p>Banana 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Campa Drinks">
            <text:p>Campa Drinks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Life Water">
            <text:p>Life Water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Grape Drinks">
            <text:p>Grape Drinks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Beeda">
            <text:p>Beeda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Newspaper">
            <text:p>Newspaper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Dry Ginger">
            <text:p>Dry Ginger</text:p>
          </table:table-cell>
          <table:table-cell office:value-type="string" office:value="Raw Material">
            <text:p>Raw Material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Butter Biscuit">
            <text:p>Butter Biscuit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3 Roses TeaPowder">
            <text:p>3 Roses TeaPowder</text:p>
          </table:table-cell>
          <table:table-cell office:value-type="string" office:value="Raw Material">
            <text:p>Raw Material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appy">
            <text:p>appy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Choco Latte">
            <text:p>Choco Latte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Snacks">
            <text:p>Snacks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Pepsi">
            <text:p>Pepsi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Cavin’s Milkshake">
            <text:p>Cavin’s Milkshake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Bun">
            <text:p>Bun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Paper Boat">
            <text:p>Paper Boat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Papad">
            <text:p>Papad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Batter">
            <text:p>Batter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Coconut">
            <text:p>Coconut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Goli Soda">
            <text:p>Goli Soda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Transport">
            <text:p>Transport</text:p>
          </table:table-cell>
          <table:table-cell office:value-type="string" office:value="Operations">
            <text:p>Operations</text:p>
          </table:table-cell>
          <table:table-cell office:value-type="string" office:value="All">
            <text:p>All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AVT">
            <text:p>AVT</text:p>
          </table:table-cell>
          <table:table-cell office:value-type="string" office:value="Raw Material">
            <text:p>Raw Material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New Chicken">
            <text:p>New Chicken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Nestle">
            <text:p>Nestle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TATA">
            <text:p>TATA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Badham">
            <text:p>Badham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Veera Chips">
            <text:p>Veera Chips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Alpenlible">
            <text:p>Alpenlible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US Fruits">
            <text:p>US Fruits</text:p>
          </table:table-cell>
          <table:table-cell office:value-type="string" office:value="Raw Material">
            <text:p>Raw Material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Coke">
            <text:p>Coke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Lays">
            <text:p>Lays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Kings Traders">
            <text:p>Kings Traders</text:p>
          </table:table-cell>
          <table:table-cell office:value-type="string" office:value="Product">
            <text:p>Product</text:p>
          </table:table-cell>
          <table:table-cell office:value-type="string" office:value="All">
            <text:p>All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Bisleri">
            <text:p>Bisleri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EB">
            <text:p>EB</text:p>
          </table:table-cell>
          <table:table-cell office:value-type="string" office:value="Operations">
            <text:p>Operations</text:p>
          </table:table-cell>
          <table:table-cell office:value-type="string" office:value="All">
            <text:p>All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Rent">
            <text:p>Rent</text:p>
          </table:table-cell>
          <table:table-cell office:value-type="string" office:value="Operations">
            <text:p>Operations</text:p>
          </table:table-cell>
          <table:table-cell office:value-type="string" office:value="All">
            <text:p>All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GST">
            <text:p>GST</text:p>
          </table:table-cell>
          <table:table-cell office:value-type="string" office:value="Operations">
            <text:p>Operations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LIC">
            <text:p>LIC</text:p>
          </table:table-cell>
          <table:table-cell office:value-type="string" office:value="Personal">
            <text:p>Personal</text:p>
          </table:table-cell>
          <table:table-cell office:value-type="string" office:value="Personal">
            <text:p>Personal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Anbu Chit">
            <text:p>Anbu Chit</text:p>
          </table:table-cell>
          <table:table-cell office:value-type="string" office:value="Personal">
            <text:p>Personal</text:p>
          </table:table-cell>
          <table:table-cell office:value-type="string" office:value="Personal">
            <text:p>Personal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E Manoj">
            <text:p>E Manoj</text:p>
          </table:table-cell>
          <table:table-cell office:value-type="string" office:value="Operations">
            <text:p>Operations</text:p>
          </table:table-cell>
          <table:table-cell office:value-type="string" office:value="All">
            <text:p>All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E Naveen">
            <text:p>E Naveen</text:p>
          </table:table-cell>
          <table:table-cell office:value-type="string" office:value="Operations">
            <text:p>Operations</text:p>
          </table:table-cell>
          <table:table-cell office:value-type="string" office:value="All">
            <text:p>All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E Krishnan">
            <text:p>E Krishnan</text:p>
          </table:table-cell>
          <table:table-cell office:value-type="string" office:value="Operations">
            <text:p>Operations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E Amit">
            <text:p>E Amit</text:p>
          </table:table-cell>
          <table:table-cell office:value-type="string" office:value="Operations">
            <text:p>Operations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E kumar">
            <text:p>E kumar</text:p>
          </table:table-cell>
          <table:table-cell office:value-type="string" office:value="Operations">
            <text:p>Operations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E Pavan">
            <text:p>E Pavan</text:p>
          </table:table-cell>
          <table:table-cell office:value-type="string" office:value="Operations">
            <text:p>Operations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E Ganesh">
            <text:p>E Ganesh</text:p>
          </table:table-cell>
          <table:table-cell office:value-type="string" office:value="Operations">
            <text:p>Operations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E kalyan">
            <text:p>E kalyan</text:p>
          </table:table-cell>
          <table:table-cell office:value-type="string" office:value="Operations">
            <text:p>Operations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E Shatrudan">
            <text:p>E Shatrudan</text:p>
          </table:table-cell>
          <table:table-cell office:value-type="string" office:value="Operations">
            <text:p>Operations</text:p>
          </table:table-cell>
          <table:table-cell office:value-type="string" office:value="Bar">
            <text:p>Bar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E Sudeep">
            <text:p>E Sudeep</text:p>
          </table:table-cell>
          <table:table-cell office:value-type="string" office:value="Operations">
            <text:p>Operations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E Dish Washing Person">
            <text:p>E Dish Washing Person</text:p>
          </table:table-cell>
          <table:table-cell office:value-type="string" office:value="Operations">
            <text:p>Operations</text:p>
          </table:table-cell>
          <table:table-cell office:value-type="string" office:value="Restaurant">
            <text:p>Restaurant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Corporation">
            <text:p>Corporation</text:p>
          </table:table-cell>
          <table:table-cell office:value-type="string" office:value="Operations">
            <text:p>Operations</text:p>
          </table:table-cell>
          <table:table-cell office:value-type="string" office:value="All">
            <text:p>All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Misc">
            <text:p>Misc</text:p>
          </table:table-cell>
          <table:table-cell office:value-type="string" office:value="Operations">
            <text:p>Operations</text:p>
          </table:table-cell>
          <table:table-cell office:value-type="string" office:value="All">
            <text:p>All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Sales">
        <table:table-row>
          <table:table-cell table:style-name="pd1" office:value-type="string" office:value="Sales">
            <text:p>Sales</text:p>
          </table:table-cell>
          <table:table-cell table:style-name="pd1" office:value-type="string" office:value="Amount">
            <text:p>Amount</text:p>
          </table:table-cell>
        </table:table-row>
        <table:table-row>
          <table:table-cell office:value-type="string" office:value="Breakfast">
            <text:p>Breakfast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nch">
            <text:p>Lunch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Dinner">
            <text:p>Dinner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Juices">
            <text:p>Juices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jji">
            <text:p>Bajji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Tea">
            <text:p>Tea</text:p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